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0f4" officeooo:paragraph-rsid="00070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20:51:29.228225606</meta:creation-date>
    <dc:date>2024-05-30T23:28:41.830392854</dc:date>
    <meta:editing-duration>PT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